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-color="#ccff00"/>
      <style:paragraph-properties fo:text-align="center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cc33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dash" draw:stroke-dash="Fine_20_Dotted" svg:stroke-width="0.0598in" svg:stroke-color="#cc3300" draw:marker-start-width="0.228in" draw:marker-end-width="0.228in" draw:fill-color="#ffffff" draw:textarea-horizontal-align="justify" draw:textarea-vertical-align="middle" draw:auto-grow-height="false" fo:min-height="4.0846in" fo:min-width="5.3917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Ultrafine_20_Dashed" svg:stroke-width="0.0402in" draw:marker-start-width="0.1984in" draw:marker-end-width="0.1984in" draw:fill-color="#ffffff" draw:textarea-horizontal-align="justify" draw:textarea-vertical-align="middle" draw:auto-grow-height="false" fo:min-height="3.15in" fo:min-width="4.486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cc33" draw:textarea-horizontal-align="justify" draw:textarea-vertical-align="middle" draw:auto-grow-height="false" fo:min-height="0.2437in" fo:min-width="1.7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ff00" draw:textarea-horizontal-align="justify" draw:textarea-vertical-align="middle" draw:auto-grow-height="false" fo:min-height="0.6783in" fo:min-width="1.8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cff66" draw:textarea-horizontal-align="justify" draw:textarea-vertical-align="middle" draw:auto-grow-height="false" fo:min-height="0.2437in" fo:min-width="2.2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2583in" draw:marker-end-width="0.2583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3181in" draw:marker-end-width="0.318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984in" draw:marker-end-width="0.1984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2882in" draw:marker-end-width="0.2882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348in" draw:marker-end-width="0.348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2283in" draw:marker-end-width="0.2283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02in" svg:stroke-color="#ff420e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cc33" draw:textarea-horizontal-align="justify" draw:textarea-vertical-align="middle" draw:auto-grow-height="false" fo:min-height="0.2453in" fo:min-width="1.7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8118in" fo:min-width="1.1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00cc33" draw:textarea-horizontal-align="justify" draw:textarea-vertical-align="middle" draw:auto-grow-height="false" fo:min-height="0.7236in" fo:min-width="1.0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ccff00" draw:textarea-horizontal-align="justify" draw:textarea-vertical-align="middle" draw:auto-grow-height="false" fo:min-height="0.139in" fo:min-width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639in" fo:min-width="1.28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00cc33" draw:textarea-horizontal-align="justify" draw:textarea-vertical-align="middle" draw:auto-grow-height="false" fo:min-height="0.5646in" fo:min-width="1.1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8516in" fo:min-width="1.1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00cc33" draw:textarea-horizontal-align="justify" draw:textarea-vertical-align="middle" draw:auto-grow-height="false" fo:min-height="0.7992in" fo:min-width="1.0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1008in" fo:min-width="1.5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00cc33" draw:textarea-horizontal-align="justify" draw:textarea-vertical-align="middle" draw:auto-grow-height="false" fo:min-height="0.9547in" fo:min-width="1.4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098in" fo:min-width="1.7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00cc33" draw:textarea-horizontal-align="justify" draw:textarea-vertical-align="middle" draw:auto-grow-height="false" fo:min-height="0.9945in" fo:min-width="1.5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2535in" fo:min-width="1.74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00cc33" draw:textarea-horizontal-align="justify" draw:textarea-vertical-align="middle" draw:auto-grow-height="false" fo:min-height="1.1201in" fo:min-width="1.6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ccff00" draw:textarea-horizontal-align="justify" draw:textarea-vertical-align="middle" draw:auto-grow-height="false" fo:min-height="0.1681in" fo:min-width="0.2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ccff00" draw:textarea-horizontal-align="justify" draw:textarea-vertical-align="middle" draw:auto-grow-height="false" fo:min-height="0.1283in" fo:min-width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ccff00" draw:textarea-horizontal-align="justify" draw:textarea-vertical-align="middle" draw:auto-grow-height="false" fo:min-height="0.2445in" fo:min-width="0.3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width="0.0201in" svg:stroke-color="#2c001e" draw:marker-start="Arrow" draw:marker-start-width="0.0799in" draw:marker-end="Arrow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dash" draw:stroke-dash="Ultrafine_20_2_20_Dots_20_3_20_Dashes" svg:stroke-width="0.0201in" svg:stroke-color="#2c001e" draw:marker-start="Arrow" draw:marker-start-width="0.0799in" draw:marker-end="Arrow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2" draw:text-style-name="P1" svg:width="4.8705in" svg:height="3.5335in" svg:x="1.1327in" svg:y="0.43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3" draw:text-style-name="P3" svg:width="1.7886in" svg:height="0.2689in" svg:x="1.4311in" svg:y="0.7516in"><text:p text:style-name="P2">Authentific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3" draw:text-style-name="P3" svg:width="1.7886in" svg:height="0.2689in" svg:x="3.8075in" svg:y="0.7602in"><text:p text:style-name="P2">Gestion du Profile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2" draw:style-name="gr3" draw:text-style-name="P3" svg:width="1.7886in" svg:height="0.2689in" svg:x="1.4366in" svg:y="1.3047in"><text:p text:style-name="P2">Gestion des Vireme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2" draw:style-name="gr3" draw:text-style-name="P7" svg:width="1.7898in" svg:height="0.2705in" svg:x="3.8075in" svg:y="1.3028in"><text:p text:style-name="P2"><text:span text:style-name="T1">Gestion du Sol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2" draw:style-name="gr15" draw:text-style-name="P7" svg:width="1.7689in" svg:height="0.2717in" svg:x="1.4508in" svg:y="1.798in"><text:p text:style-name="P2"><text:span text:style-name="T1">Rib et Docu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2" draw:style-name="gr3" draw:text-style-name="P3" svg:width="1.7886in" svg:height="0.2689in" svg:x="3.8075in" svg:y="1.798in"><text:p text:style-name="P2">IHM et Vu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3" draw:style-name="gr4" draw:text-style-name="P4" svg:width="1.8012in" svg:height="1.085in" svg:x="2.648in" svg:y="2.8091in"><text:p text:style-name="P2">Base de Donnée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name="Shape2" draw:style-name="gr5" draw:text-style-name="P5" svg:width="2.3094in" svg:height="0.2689in" svg:x="2.3654in" svg:y="2.252in"><text:p text:style-name="P2">interaction de base de donné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6" draw:text-style-name="P6" svg:x1="3.2252in" svg:y1="1.4283in" svg:x2="3.8079in" svg:y2="1.4283in"><text:p/></draw:line><draw:line text:anchor-type="paragraph" draw:z-index="7" draw:style-name="gr7" draw:text-style-name="P6" svg:x1="3.2193in" svg:y1="1.9311in" svg:x2="3.8075in" svg:y2="1.9311in"><text:p/></draw:line><draw:line text:anchor-type="paragraph" draw:z-index="8" draw:style-name="gr8" draw:text-style-name="P6" svg:x1="3.2193in" svg:y1="1.9311in" svg:x2="3.8075in" svg:y2="1.9311in"><text:p/></draw:line><draw:line text:anchor-type="paragraph" draw:z-index="9" draw:style-name="gr9" draw:text-style-name="P6" svg:x1="3.2193in" svg:y1="0.8846in" svg:x2="3.8075in" svg:y2="0.8846in"><text:p/></draw:line><draw:line text:anchor-type="paragraph" draw:z-index="10" draw:style-name="gr10" draw:text-style-name="P6" svg:x1="2.2618in" svg:y1="1.0201in" svg:x2="2.2618in" svg:y2="1.3047in"><text:p/></draw:line><draw:line text:anchor-type="paragraph" draw:z-index="11" draw:style-name="gr11" draw:text-style-name="P6" svg:x1="2.2618in" svg:y1="1.5736in" svg:x2="2.2618in" svg:y2="1.798in"><text:p/></draw:line><draw:line text:anchor-type="paragraph" draw:z-index="12" draw:style-name="gr12" draw:text-style-name="P6" svg:x1="4.7693in" svg:y1="1.5728in" svg:x2="4.7693in" svg:y2="1.7972in"><text:p/></draw:line><draw:line text:anchor-type="paragraph" draw:z-index="13" draw:style-name="gr13" draw:text-style-name="P6" svg:x1="4.7654in" svg:y1="1.0291in" svg:x2="4.7618in" svg:y2="1.3028in"><text:p/></draw:line><draw:line text:anchor-type="paragraph" draw:z-index="14" draw:name="Shape4" draw:style-name="gr14" draw:text-style-name="P2" svg:x1="2.8866in" svg:y1="1.5736in" svg:x2="2.8866in" svg:y2="2.252in"><text:p/></draw:line><draw:line text:anchor-type="paragraph" draw:z-index="15" draw:name="Shape4" draw:style-name="gr14" draw:text-style-name="P2" svg:x1="4.0681in" svg:y1="1.0201in" svg:x2="4.0681in" svg:y2="2.252in"><text:p/></draw:line><draw:line text:anchor-type="paragraph" draw:z-index="16" draw:name="Shape4" draw:style-name="gr14" draw:text-style-name="P2" svg:x1="3.0791in" svg:y1="1.0201in" svg:x2="3.0791in" svg:y2="2.252in"><text:p/></draw:line><draw:line text:anchor-type="paragraph" draw:z-index="18" draw:name="Shape4" draw:style-name="gr14" draw:text-style-name="P2" svg:x1="2.6626in" svg:y1="2.0693in" svg:x2="2.6626in" svg:y2="2.252in"><text:p/></draw:line><draw:line text:anchor-type="paragraph" draw:z-index="20" draw:name="Shape4" draw:style-name="gr14" draw:text-style-name="P2" svg:x1="4.4618in" svg:y1="2.0665in" svg:x2="4.4618in" svg:y2="2.252in"><text:p/></draw:line><draw:line text:anchor-type="paragraph" draw:z-index="21" draw:name="Shape4" draw:style-name="gr14" draw:text-style-name="P2" svg:x1="4.2665in" svg:y1="1.5728in" svg:x2="4.2665in" svg:y2="2.252in"><text:p/></draw:line><draw:custom-shape text:anchor-type="paragraph" draw:z-index="25" draw:name="Shape2" draw:style-name="gr17" draw:text-style-name="P3" svg:width="1.0969in" svg:height="0.8016in" svg:x="3.5437in" svg:y="5.6429in"><text:p text:style-name="P2">Gestion du </text:p><text:p text:style-name="P2">Profile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3" draw:style-name="gr18" draw:text-style-name="P4" svg:width="0.2949in" svg:height="0.2217in" svg:x="4.3457in" svg:y="6.2228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8" draw:name="Shape2" draw:style-name="gr20" draw:text-style-name="P3" svg:width="1.2106in" svg:height="0.626in" svg:x="1.6665in" svg:y="5.628in"><text:p text:style-name="P2">Authentification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2" draw:style-name="gr22" draw:text-style-name="P3" svg:width="1.1689in" svg:height="0.8858in" svg:x="4.5193in" svg:y="6.939in"><text:p text:style-name="P2"><text:span text:style-name="T1">Gestion du </text:span></text:p><text:p text:style-name="P2"><text:span text:style-name="T1">Sold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2" draw:style-name="gr24" draw:text-style-name="P3" svg:width="1.5205in" svg:height="1.0579in" svg:x="0.9244in" svg:y="6.8638in"><text:p text:style-name="P2">IHM et Vue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2" draw:style-name="gr26" draw:text-style-name="P3" svg:width="1.6843in" svg:height="1.1016in" svg:x="3.7634in" svg:y="8.198in"><text:p text:style-name="P2">Gestion des Virements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2" draw:style-name="gr28" draw:text-style-name="P3" svg:width="1.7496in" svg:height="1.2413in" svg:x="1.489in" svg:y="8.2417in"><text:p text:style-name="P2"><text:span text:style-name="T1">Rib et Documents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Shape3" draw:style-name="gr29" draw:text-style-name="P4" svg:width="0.2933in" svg:height="0.2689in" svg:x="5.3953in" svg:y="7.5555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name="Shape3" draw:style-name="gr30" draw:text-style-name="P4" svg:width="0.2705in" svg:height="0.2043in" svg:x="2.6071in" svg:y="6.0492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9" draw:name="Shape3" draw:style-name="gr31" draw:text-style-name="P4" svg:width="0.363in" svg:height="0.3906in" svg:x="5.0846in" svg:y="8.9091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0" draw:name="Shape3" draw:style-name="gr31" draw:text-style-name="P4" svg:width="0.363in" svg:height="0.3906in" svg:x="2.8756in" svg:y="9.0925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1" draw:name="Shape3" draw:style-name="gr31" draw:text-style-name="P4" svg:width="0.363in" svg:height="0.3906in" svg:x="2.0819in" svg:y="7.5311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5" draw:style-name="gr16" draw:text-style-name="P1" svg:width="1.2677in" svg:height="0.9205in" svg:x="3.4681in" svg:y="5.5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5" draw:style-name="gr19" draw:text-style-name="P1" svg:width="1.3803in" svg:height="0.7295in" svg:x="1.5756in" svg:y="5.5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5" draw:style-name="gr21" draw:text-style-name="P1" svg:width="1.2587in" svg:height="0.9642in" svg:x="4.4752in" svg:y="6.9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5" draw:style-name="gr23" draw:text-style-name="P1" svg:width="1.7016in" svg:height="1.2413in" svg:x="0.8374in" svg:y="6.76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5" draw:style-name="gr25" draw:text-style-name="P1" svg:width="1.8406in" svg:height="1.237in" svg:x="3.6846in" svg:y="8.13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5" draw:style-name="gr27" draw:text-style-name="P1" svg:width="1.8996in" svg:height="1.4106in" svg:x="1.4299in" svg:y="8.176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2" draw:name="Shape6" draw:style-name="gr32" draw:text-style-name="P2" svg:x1="2.4264in" svg:y1="6.3138in" svg:x2="2.2181in" svg:y2="6.7657in"><text:p/></draw:line><draw:line text:anchor-type="paragraph" draw:z-index="43" draw:name="Shape6" draw:style-name="gr33" draw:text-style-name="P2" svg:x1="4.5618in" svg:y1="7.8244in" svg:x2="4.2665in" svg:y2="8.1327in"><text:p/></draw:line><draw:line text:anchor-type="paragraph" draw:z-index="44" draw:name="Shape6" draw:style-name="gr32" draw:text-style-name="P2" svg:x1="2.4264in" svg:y1="6.3138in" svg:x2="2.2181in" svg:y2="6.7657in"><text:p/></draw:line><draw:line text:anchor-type="paragraph" draw:z-index="45" draw:name="Shape6" draw:style-name="gr32" draw:text-style-name="P2" svg:x1="3.4681in" svg:y1="6.2358in" svg:x2="2.9555in" svg:y2="6.1575in"><text:p/></draw:line><draw:line text:anchor-type="paragraph" draw:z-index="46" draw:name="Shape6" draw:style-name="gr32" draw:text-style-name="P2" svg:x1="2.4264in" svg:y1="6.3138in" svg:x2="2.2181in" svg:y2="6.7657in"><text:p/></draw:line><draw:line text:anchor-type="paragraph" draw:z-index="47" draw:name="Shape6" draw:style-name="gr32" draw:text-style-name="P2" svg:x1="2.8201in" svg:y1="6.3138in" svg:x2="2.9209in" svg:y2="8.1764in"><text:p/></draw:line><draw:line text:anchor-type="paragraph" draw:z-index="48" draw:name="Shape6" draw:style-name="gr33" draw:text-style-name="P2" svg:x1="4.4748in" svg:y1="7.5902in" svg:x2="3.1984in" svg:y2="8.1764in"><text:p/></draw:line><draw:line text:anchor-type="paragraph" draw:z-index="49" draw:name="Shape6" draw:style-name="gr32" draw:text-style-name="P2" svg:x1="3.737in" svg:y1="6.5047in" svg:x2="2.539in" svg:y2="7.2429in"><text:p/></draw:line><draw:custom-shape text:anchor-type="paragraph" draw:z-index="0" draw:name="Shape7" draw:style-name="gr1" draw:text-style-name="P1" svg:width="5.8335in" svg:height="4.5268in" svg:x="0.3161in" svg:y="5.3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1799in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2:57:34.205265642</meta:creation-date>
    <dc:date>2018-05-27T00:24:33.050741796</dc:date>
    <meta:editing-duration>PT26M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